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dd6" officeooo:paragraph-rsid="00027dd6"/>
    </style:style>
    <style:style style:name="P2" style:family="paragraph" style:parent-style-name="Standard">
      <style:text-properties fo:font-size="20pt" officeooo:rsid="00027dd6" officeooo:paragraph-rsid="00027dd6" style:font-size-asian="20pt" style:font-size-complex="20pt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" style:family="paragraph">
      <style:paragraph-properties fo:text-align="start"/>
    </style:style>
    <style:style style:name="T1" style:family="text">
      <style:text-properties officeooo:rsid="000509cb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ull 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Full name" form:control-implementation="ooo:com.sun.star.form.component.FixedText" xml:id="control2" form:id="control2" form:label="Full name:" form:for="control1"/>
          <form:text form:name="Address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ddress 1" form:control-implementation="ooo:com.sun.star.form.component.FixedText" xml:id="control4" form:id="control4" form:label="Address 1:" form:for="control3"/>
          <form:text form:name="Address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ddress 2:" form:control-implementation="ooo:com.sun.star.form.component.FixedText" xml:id="control6" form:id="control6" form:label="Address 2:" form:for="control5"/>
          <form:fixed-text form:name="Country" form:control-implementation="ooo:com.sun.star.form.component.FixedText" xml:id="control7" form:id="control7" form:label="Country:" form:for="control8"/>
          <form:listbox form:name="Country" form:control-implementation="ooo:com.sun.star.form.component.ListBox" xml:id="control8" form:id="control8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fghanistan"/>
            <form:option form:label="Albania"/>
            <form:option form:label="Algeria"/>
            <form:option form:label="Andorra"/>
            <form:option form:label="Angola"/>
            <form:option form:label="Antigua and Barbuda"/>
            <form:option form:label="Argentina"/>
            <form:option form:label="Armenia"/>
            <form:option form:label="Australia"/>
            <form:option form:label="Austria"/>
            <form:option form:label="Azerbaijan"/>
            <form:option form:label="The Bahamas"/>
            <form:option form:label="Bahrain"/>
            <form:option form:label="Bangladesh"/>
            <form:option form:label="Barbados"/>
            <form:option form:label="Belarus"/>
            <form:option form:label="Belgium"/>
            <form:option form:label="Belize"/>
            <form:option form:label="Benin"/>
            <form:option form:label="Bhutan"/>
            <form:option form:label="Bolivia"/>
            <form:option form:label="Bosnia and Herzegovina"/>
            <form:option form:label="Botswana"/>
            <form:option form:label="Brazil"/>
            <form:option form:label="Brunei"/>
            <form:option form:label="Bulgaria"/>
            <form:option form:label="Burkina Faso"/>
            <form:option form:label="Burundi"/>
            <form:option form:label="Cabo Verde"/>
            <form:option form:label="Cambodia"/>
            <form:option form:label="Cameroon"/>
            <form:option form:label="Canada"/>
            <form:option form:label="Central African Republic"/>
            <form:option form:label="Chad"/>
            <form:option form:label="Chile"/>
            <form:option form:label="China"/>
            <form:option form:label="Colombia"/>
            <form:option form:label="Comoros"/>
            <form:option form:label="Congo, Democratic Republic of the"/>
            <form:option form:label="Congo, Republic of the"/>
            <form:option form:label="Costa Rica"/>
            <form:option form:label="Côte d’Ivoire"/>
            <form:option form:label="Croatia"/>
            <form:option form:label="Cuba"/>
            <form:option form:label="Cyprus"/>
            <form:option form:label="Czech Republic"/>
            <form:option form:label="Denmark"/>
            <form:option form:label="Djibouti"/>
            <form:option form:label="Dominica"/>
            <form:option form:label="Dominican Republic"/>
            <form:option form:label="East Timor (Timor-Leste)"/>
            <form:option form:label="Ecuador"/>
            <form:option form:label="Egypt"/>
            <form:option form:label="El Salvador"/>
            <form:option form:label="Equatorial Guinea"/>
            <form:option form:label="Eritrea"/>
            <form:option form:label="Estonia"/>
            <form:option form:label="Ethiopia"/>
            <form:option form:label="Fiji"/>
            <form:option form:label="Finland"/>
            <form:option form:label="France"/>
            <form:option form:label="Gabon"/>
            <form:option form:label="The Gambia"/>
            <form:option form:label="Georgia"/>
            <form:option form:label="Germany"/>
            <form:option form:label="Ghana"/>
            <form:option form:label="Greece"/>
            <form:option form:label="Grenada"/>
            <form:option form:label="Guatemala"/>
            <form:option form:label="Guinea"/>
            <form:option form:label="Guinea-Bissau"/>
            <form:option form:label="Guyana"/>
            <form:option form:label="Haiti"/>
            <form:option form:label="Honduras"/>
            <form:option form:label="Hungary"/>
            <form:option form:label="Iceland"/>
            <form:option form:label="India"/>
            <form:option form:label="Indonesia"/>
            <form:option form:label="Iran"/>
            <form:option form:label="Iraq"/>
            <form:option form:label="Ireland"/>
            <form:option form:label="Israel"/>
            <form:option form:label="Italy"/>
            <form:option form:label="Jamaica"/>
            <form:option form:label="Japan"/>
            <form:option form:label="Jordan"/>
            <form:option form:label="Kazakhstan"/>
            <form:option form:label="Kenya"/>
            <form:option form:label="Kiribati"/>
            <form:option form:label="Korea, North"/>
            <form:option form:label="Korea, South"/>
            <form:option form:label="Kosovo"/>
            <form:option form:label="Kuwait"/>
            <form:option form:label="Kyrgyzstan"/>
            <form:option form:label="Laos"/>
            <form:option form:label="Latvia"/>
            <form:option form:label="Lebanon"/>
            <form:option form:label="Lesotho"/>
            <form:option form:label="Liberia"/>
            <form:option form:label="Libya"/>
            <form:option form:label="Liechtenstein"/>
            <form:option form:label="Lithuania"/>
            <form:option form:label="Luxembourg"/>
            <form:option form:label="Macedonia"/>
            <form:option form:label="Madagascar"/>
            <form:option form:label="Malawi"/>
            <form:option form:label="Malaysia"/>
            <form:option form:label="Maldives"/>
            <form:option form:label="Mali"/>
            <form:option form:label="Malta"/>
            <form:option form:label="Marshall Islands"/>
            <form:option form:label="Mauritania"/>
            <form:option form:label="Mauritius"/>
            <form:option form:label="Mexico"/>
            <form:option form:label="Micronesia, Federated States of"/>
            <form:option form:label="Moldova"/>
            <form:option form:label="Monaco"/>
            <form:option form:label="Mongolia"/>
            <form:option form:label="Montenegro"/>
            <form:option form:label="Morocco"/>
            <form:option form:label="Mozambique"/>
            <form:option form:label="Myanmar (Burma)"/>
            <form:option form:label="Namibia"/>
            <form:option form:label="Nauru"/>
            <form:option form:label="Nepal"/>
            <form:option form:label="Netherlands"/>
            <form:option form:label="New Zealand"/>
            <form:option form:label="Nicaragua"/>
            <form:option form:label="Niger"/>
            <form:option form:label="Nigeria"/>
            <form:option form:label="Norway"/>
            <form:option form:label="Oman"/>
            <form:option form:label="Pakistan"/>
            <form:option form:label="Palau"/>
            <form:option form:label="Panama"/>
            <form:option form:label="Papua New Guinea"/>
            <form:option form:label="Paraguay"/>
            <form:option form:label="Peru"/>
            <form:option form:label="Philippines"/>
            <form:option form:label="Poland"/>
            <form:option form:label="Portugal"/>
            <form:option form:label="Qatar"/>
            <form:option form:label="Romania"/>
            <form:option form:label="Russia"/>
            <form:option form:label="Rwanda"/>
            <form:option form:label="Saint Kitts and Nevis"/>
            <form:option form:label="Saint Lucia"/>
            <form:option form:label="Saint Vincent and the Grenadines"/>
            <form:option form:label="Samoa"/>
            <form:option form:label="San Marino"/>
            <form:option form:label="Sao Tome and Principe"/>
            <form:option form:label="Saudi Arabia"/>
            <form:option form:label="Senegal"/>
            <form:option form:label="Serbia"/>
            <form:option form:label="Seychelles"/>
            <form:option form:label="Sierra Leone"/>
            <form:option form:label="Singapore"/>
            <form:option form:label="Slovakia"/>
            <form:option form:label="Slovenia"/>
            <form:option form:label="Solomon Islands"/>
            <form:option form:label="Somalia"/>
            <form:option form:label="South Africa"/>
            <form:option form:label="Spain"/>
            <form:option form:label="Sri Lanka"/>
            <form:option form:label="Sudan"/>
            <form:option form:label="Sudan, South"/>
            <form:option form:label="Suriname"/>
            <form:option form:label="Swaziland"/>
            <form:option form:label="Sweden"/>
            <form:option form:label="Switzerland"/>
            <form:option form:label="Syria"/>
            <form:option form:label="Taiwan"/>
            <form:option form:label="Tajikistan"/>
            <form:option form:label="Tanzania"/>
            <form:option form:label="Thailand"/>
            <form:option form:label="Togo"/>
            <form:option form:label="Tonga"/>
            <form:option form:label="Trinidad and Tobago"/>
            <form:option form:label="Tunisia"/>
            <form:option form:label="Turkey"/>
            <form:option form:label="Turkmenistan"/>
            <form:option form:label="Tuvalu"/>
            <form:option form:label="Uganda"/>
            <form:option form:label="Ukraine"/>
            <form:option form:label="United Arab Emirates"/>
            <form:option form:label="United Kingdom"/>
            <form:option form:label="United States"/>
            <form:option form:label="Uruguay"/>
            <form:option form:label="Uzbekistan"/>
            <form:option form:label="Vanuatu"/>
            <form:option form:label="Vatican City"/>
            <form:option form:label="Venezuela"/>
            <form:option form:label="Vietnam"/>
            <form:option form:label="Yemen"/>
            <form:option form:label="Zambia"/>
            <form:option form:label="Zimbabwe"/>
          </form:listbox>
          <form:fixed-text form:name="Travel by" form:control-implementation="ooo:com.sun.star.form.component.FixedText" xml:id="control9" form:id="control9" form:label="Travel by:"/>
          <form:checkbox form:name="Terms" form:control-implementation="ooo:com.sun.star.form.component.CheckBox" xml:id="control10" form:id="control10" form:label="I accept the terms and condition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Travel by" form:control-implementation="ooo:com.sun.star.form.component.RadioButton" xml:id="control11" form:id="control11" form:label="Car" form:current-selected="true" form:input-required="false" formx:group-name="Travel b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ravel by" form:control-implementation="ooo:com.sun.star.form.component.RadioButton" xml:id="control12" form:id="control12" form:label="Plane" form:input-required="false" formx:group-name="Travel b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ravel by" form:control-implementation="ooo:com.sun.star.form.component.RadioButton" xml:id="control13" form:id="control13" form:label="Boat" form:input-required="false" formx:group-name="Travel b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ixed-text form:name="Travel alone" form:control-implementation="ooo:com.sun.star.form.component.FixedText" xml:id="control14" form:id="control14" form:label="Travel alone?"/>
          <form:radio form:name="Travel alone" form:control-implementation="ooo:com.sun.star.form.component.RadioButton" xml:id="control15" form:id="control15" form:label="Yes" form:input-required="false" formx:group-name="Travel alo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ravel alone" form:control-implementation="ooo:com.sun.star.form.component.RadioButton" xml:id="control16" form:id="control16" form:label="No" form:input-required="false" formx:group-name="Travel alo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DF Form Example Created In LibreOffice Writer</text:p>
      <text:p text:style-name="P1"/>
      <text:p text:style-name="P1">This is an example of a user fillable PDF form created using LibreOffice Writer, version 6.1. </text:p>
      <text:p text:style-name="P1"/>
      <text:p text:style-name="P1">It contains <text:span text:style-name="T1">a few</text:span> common form fields to demonstrate this can easily be done with LibreOffice. </text:p>
      <text:p text:style-name="P1"/>
      <text:p text:style-name="P1"><draw:control text:anchor-type="paragraph" draw:z-index="0" draw:name="Shape1" draw:style-name="gr1" draw:text-style-name="P3" svg:width="80.02mm" svg:height="10.01mm" svg:x="42.81mm" svg:y="22.54mm" draw:control="control1"/><draw:control text:anchor-type="paragraph" draw:z-index="1" draw:name="Shape2" draw:style-name="gr2" draw:text-style-name="P4" svg:width="25mm" svg:height="10.01mm" svg:x="-2.19mm" svg:y="22.54mm" draw:control="control2"/><draw:control text:anchor-type="paragraph" draw:z-index="2" draw:name="Shape3" draw:style-name="gr1" draw:text-style-name="P3" svg:width="80.02mm" svg:height="10.01mm" svg:x="42.81mm" svg:y="37.54mm" draw:control="control3"/><draw:control text:anchor-type="paragraph" draw:z-index="3" draw:name="Shape4" draw:style-name="gr2" draw:text-style-name="P4" svg:width="25mm" svg:height="9.99mm" svg:x="-2.19mm" svg:y="37.55mm" draw:control="control4"/><draw:control text:anchor-type="paragraph" draw:z-index="4" draw:name="Shape5" draw:style-name="gr1" draw:text-style-name="P3" svg:width="80.02mm" svg:height="10.01mm" svg:x="42.81mm" svg:y="52.55mm" draw:control="control5"/><draw:control text:anchor-type="paragraph" draw:z-index="5" draw:name="Shape6" draw:style-name="gr2" draw:text-style-name="P4" svg:width="20.01mm" svg:height="10.01mm" svg:x="-2.19mm" svg:y="52.55mm" draw:control="control6"/><draw:control text:anchor-type="paragraph" draw:z-index="6" draw:name="Shape7" draw:style-name="gr2" draw:text-style-name="P4" svg:width="20.01mm" svg:height="10.01mm" svg:x="-2.19mm" svg:y="67.54mm" draw:control="control7"/><draw:control text:anchor-type="paragraph" draw:z-index="7" draw:name="Shape8" draw:style-name="gr1" draw:text-style-name="P4" svg:width="80.02mm" svg:height="9.99mm" svg:x="42.81mm" svg:y="67.56mm" draw:control="control8"/><draw:control text:anchor-type="paragraph" draw:z-index="8" draw:name="Shape9" draw:style-name="gr2" draw:text-style-name="P4" svg:width="30.01mm" svg:height="10.01mm" svg:x="-2.19mm" svg:y="82.55mm" draw:control="control9"/><draw:control text:anchor-type="paragraph" draw:z-index="9" draw:name="Shape14" draw:style-name="gr2" draw:text-style-name="P4" svg:width="70.02mm" svg:height="10.01mm" svg:x="-2.19mm" svg:y="112.55mm" draw:control="control10"/><draw:control text:anchor-type="paragraph" draw:z-index="10" draw:name="Shape10" draw:style-name="gr2" draw:text-style-name="P4" svg:width="25.02mm" svg:height="10.01mm" svg:x="42.81mm" svg:y="82.55mm" draw:control="control11"/><draw:control text:anchor-type="paragraph" draw:z-index="11" draw:name="Shape11" draw:style-name="gr2" draw:text-style-name="P4" svg:width="20.01mm" svg:height="10.01mm" svg:x="62.81mm" svg:y="82.55mm" draw:control="control12"/><draw:control text:anchor-type="paragraph" draw:z-index="12" draw:name="Shape12" draw:style-name="gr2" draw:text-style-name="P4" svg:width="25mm" svg:height="10.01mm" svg:x="87.82mm" svg:y="82.55mm" draw:control="control13"/><draw:control text:anchor-type="paragraph" draw:z-index="13" draw:name="Shape13" draw:style-name="gr2" draw:text-style-name="P4" svg:width="35mm" svg:height="10.01mm" svg:x="-2.19mm" svg:y="97.54mm" draw:control="control14"/><draw:control text:anchor-type="paragraph" draw:z-index="14" draw:name="Shape15" draw:style-name="gr2" draw:text-style-name="P4" svg:width="15.02mm" svg:height="10.01mm" svg:x="42.81mm" svg:y="97.54mm" draw:control="control15"/><draw:control text:anchor-type="paragraph" draw:z-index="15" draw:name="Shape16" draw:style-name="gr2" draw:text-style-name="P4" svg:width="15.02mm" svg:height="10.01mm" svg:x="62.81mm" svg:y="97.54mm" draw:control="control16"/>To be able to fill out the forms in this PDF document, you need to make sure the file is not set as read-on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3:34:15.312106569</meta:creation-date>
    <dc:date>2019-02-27T17:15:25.139889751</dc:date>
    <meta:editing-duration>PT2M43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4" meta:word-count="63" meta:character-count="344" meta:non-whitespace-character-count="283"/>
  </office:meta>
</office:document-meta>
</file>